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Y.</text:p>
      <text:p text:style-name="Standard"/>
      <text:p text:style-name="Standard">2 YE.</text:p>
      <text:p text:style-name="Standard"/>
      <text:p text:style-name="Standard">3 YEE.</text:p>
      <text:p text:style-name="Standard"/>
      <text:p text:style-name="Standard">4 YE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olice_20_par_20_défaut" style:display-name="Police par défaut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Windows_x86 LibreOffice_project/07ac168c60a517dba0f0d7bc7540f5afa45f0909</meta:generator>
    <meta:creation-date>2020-05-30T13:57:00Z</meta:creation-date>
    <dc:date>2020-05-31T14:50:05.171000000</dc:date>
    <meta:editing-cycles>8</meta:editing-cycles>
    <meta:editing-duration>PT19M3S</meta:editing-duration>
    <meta:document-statistic meta:table-count="0" meta:image-count="0" meta:object-count="0" meta:page-count="1" meta:paragraph-count="4" meta:word-count="8" meta:character-count="22" meta:non-whitespace-character-count="18"/>
    <meta:template xlink:type="simple" xlink:actuate="onRequest" xlink:title="" xlink:href="Normal.dotm"/>
  </office:meta>
</office:document-meta>
</file>